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objectwithoutfill">
      <style:graphic-properties svg:stroke-color="#333333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svg:stroke-color="#333333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name="Liberation Serif"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style:text-position="-33% 58%" style:font-name="Liberation Serif" fo:font-size="16pt" style:font-size-asian="16pt" style:font-size-complex="16pt"/>
    </style:style>
    <style:style style:name="T6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7" style:family="text">
      <style:text-properties style:text-position="0% 100%" style:font-name="Liberation Sans" fo:font-size="18pt" style:font-name-asian="Liberation Sans1" style:font-size-asian="18pt" style:font-name-complex="Liberation Sans1" style:font-size-complex="18pt"/>
    </style:style>
    <style:style style:name="T8" style:family="text">
      <style:text-properties style:text-position="-33% 58%" style:font-name="Liberation Sans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11.908cm" svg:y="10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1.908cm" svg:y="15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6.748cm" svg:y1="9.957cm" svg:x2="7.472cm" svg:y2="11.211cm">
            <text:p/>
          </draw:line>
          <draw:line draw:style-name="gr2" draw:text-style-name="P1" draw:layer="layout" svg:x1="7.467cm" svg:y1="11.172cm" svg:x2="8.14cm" svg:y2="10.005cm">
            <text:p/>
          </draw:line>
          <draw:line draw:style-name="gr2" draw:text-style-name="P1" draw:layer="layout" svg:x1="8.148cm" svg:y1="9.957cm" svg:x2="8.872cm" svg:y2="11.211cm">
            <text:p/>
          </draw:line>
          <draw:line draw:style-name="gr2" draw:text-style-name="P1" draw:layer="layout" svg:x1="8.867cm" svg:y1="11.172cm" svg:x2="9.54cm" svg:y2="10.005cm">
            <text:p/>
          </draw:line>
          <draw:line draw:style-name="gr2" draw:text-style-name="P1" draw:layer="layout" svg:x1="9.548cm" svg:y1="9.957cm" svg:x2="10.272cm" svg:y2="11.211cm">
            <text:p/>
          </draw:line>
          <draw:line draw:style-name="gr2" draw:text-style-name="P1" draw:layer="layout" svg:x1="10.267cm" svg:y1="11.171cm" svg:x2="10.731cm" svg:y2="10.265cm">
            <text:p/>
          </draw:line>
          <draw:line draw:style-name="gr2" draw:text-style-name="P1" draw:layer="layout" svg:x1="6.286cm" svg:y1="10.773cm" svg:x2="6.741cm" svg:y2="10.005cm">
            <text:p/>
          </draw:line>
        </draw:g>
        <draw:g>
          <draw:g>
            <draw:custom-shape draw:style-name="gr3" draw:text-style-name="P1" draw:layer="layout" svg:width="1.778cm" svg:height="1.651cm" svg:x="3.221cm" svg:y="12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2" draw:layer="layout" svg:width="1.016cm" svg:height="1.393cm" svg:x="3.694cm" svg:y="12.303cm">
              <draw:text-box>
                <text:p text:style-name="P2"><text:span text:style-name="T1">+</text:span></text:p>
              </draw:text-box>
            </draw:frame>
            <draw:frame draw:style-name="gr4" draw:text-style-name="P2" draw:layer="layout" svg:width="1.016cm" svg:height="1.393cm" svg:x="3.702cm" svg:y="13.104cm">
              <draw:text-box>
                <text:p text:style-name="P2"><text:span text:style-name="T1">– </text:span></text:p>
              </draw:text-box>
            </draw:frame>
          </draw:g>
          <draw:g>
            <draw:line draw:style-name="gr5" draw:text-style-name="P1" draw:layer="layout" svg:x1="4.1cm" svg:y1="12.303cm" svg:x2="4.1cm" svg:y2="10.779cm">
              <text:p/>
            </draw:line>
            <draw:line draw:style-name="gr5" draw:text-style-name="P1" draw:layer="layout" svg:x1="6.286cm" svg:y1="10.779cm" svg:x2="4.1cm" svg:y2="10.779cm">
              <text:p/>
            </draw:line>
          </draw:g>
          <draw:g>
            <draw:line draw:style-name="gr5" draw:text-style-name="P1" draw:layer="layout" svg:x1="11.922cm" svg:y1="16.113cm" svg:x2="4.131cm" svg:y2="16.134cm">
              <text:p/>
            </draw:line>
            <draw:line draw:style-name="gr5" draw:text-style-name="P1" draw:layer="layout" svg:x1="4.131cm" svg:y1="13.948cm" svg:x2="4.131cm" svg:y2="16.134cm">
              <text:p/>
            </draw:line>
            <draw:line draw:style-name="gr5" draw:text-style-name="P1" draw:layer="layout" svg:x1="12.284cm" svg:y1="10.284cm" svg:x2="10.732cm" svg:y2="10.275cm">
              <text:p/>
            </draw:line>
          </draw:g>
        </draw:g>
        <draw:frame draw:style-name="gr6" draw:text-style-name="P2" draw:layer="layout" svg:width="3.283cm" svg:height="1.266cm" svg:x="6.688cm" svg:y="11.037cm">
          <draw:text-box>
            <text:p text:style-name="P2"><text:span text:style-name="T1">R</text:span><text:span text:style-name="T2">internal</text:span><text:span text:style-name="T3">(E</text:span><text:span text:style-name="T2">B</text:span><text:span text:style-name="T3">)</text:span></text:p>
          </draw:text-box>
        </draw:frame>
        <draw:frame draw:style-name="gr6" draw:text-style-name="P3" draw:layer="layout" svg:width="1.016cm" svg:height="1.266cm" svg:x="7.923cm" svg:y="14.789cm">
          <draw:text-box>
            <text:p text:style-name="P3"><text:span text:style-name="T4">I</text:span><text:span text:style-name="T5">B</text:span></text:p>
          </draw:text-box>
        </draw:frame>
        <draw:line draw:style-name="gr7" draw:text-style-name="P1" draw:layer="layout" svg:x1="2.951cm" svg:y1="11.703cm" svg:x2="2.951cm" svg:y2="14.751cm">
          <text:p/>
        </draw:line>
        <draw:frame draw:style-name="gr6" draw:text-style-name="P2" draw:layer="layout" svg:width="2.032cm" svg:height="1.977cm" svg:x="1.208cm" svg:y="12.289cm">
          <draw:text-box>
            <text:p text:style-name="P2"><text:span text:style-name="T1">P</text:span><text:span text:style-name="T2">B</text:span><text:span text:style-name="T3"> (</text:span><text:span text:style-name="T6">Δ</text:span><text:span text:style-name="T7">E</text:span><text:span text:style-name="T8">B</text:span><text:span text:style-name="T3">)</text:span></text:p>
          </draw:text-box>
        </draw:frame>
        <draw:frame draw:style-name="gr6" draw:text-style-name="P2" draw:layer="layout" svg:width="2.3cm" svg:height="1.266cm" svg:x="4.923cm" svg:y="12.617cm">
          <draw:text-box>
            <text:p text:style-name="P2"><text:span text:style-name="T1">V</text:span><text:span text:style-name="T2">B</text:span><text:span text:style-name="T3">(E</text:span><text:span text:style-name="T2">B</text:span><text:span text:style-name="T3">)</text:span></text:p>
          </draw:text-box>
        </draw:frame>
        <draw:line draw:style-name="gr7" draw:text-style-name="P1" draw:layer="layout" svg:x1="7.122cm" svg:y1="15.668cm" svg:x2="9.636cm" svg:y2="15.668cm">
          <text:p/>
        </draw:line>
        <draw:frame draw:style-name="gr6" draw:text-style-name="P2" draw:layer="layout" svg:width="2.97cm" svg:height="1.977cm" svg:x="10.457cm" svg:y="10.538cm">
          <draw:text-box>
            <text:p text:style-name="P2"><text:span text:style-name="T1">P</text:span><text:span text:style-name="T2">EM, electric</text:span></text:p>
            <text:p text:style-name="P2"><text:span text:style-name="T3">(P</text:span><text:span text:style-name="T2">terminal</text:span><text:span text:style-name="T3">)</text:span></text:p>
          </draw:text-box>
        </draw:frame>
        <draw:line draw:style-name="gr7" draw:text-style-name="P1" draw:layer="layout" svg:x1="11.123cm" svg:y1="10.851cm" svg:x2="12.43cm" svg:y2="10.851cm">
          <text:p/>
        </draw:line>
        <draw:line draw:style-name="gr8" draw:text-style-name="P1" draw:layer="layout" svg:x1="11.706cm" svg:y1="13.146cm" svg:x2="13.484cm" svg:y2="13.146cm">
          <text:p/>
        </draw:line>
        <draw:frame draw:style-name="gr6" draw:text-style-name="P2" draw:layer="layout" svg:width="3.467cm" svg:height="1.266cm" svg:x="10.652cm" svg:y="13.139cm">
          <draw:text-box>
            <text:p text:style-name="P2"><text:span text:style-name="T1">To the 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ulef </meta:initial-creator>
    <meta:creation-date>2016-08-15T20:03:46.491779526</meta:creation-date>
    <meta:generator>LibreOffice/4.2.8.2$Linux_X86_64 LibreOffice_project/420m0$Build-2</meta:generator>
    <dc:date>2016-08-16T01:43:58.027482992</dc:date>
    <dc:creator>kaulef </dc:creator>
    <meta:editing-duration>PT5H39M22S</meta:editing-duration>
    <meta:editing-cycles>17</meta:editing-cycles>
    <meta:document-statistic meta:object-count="32"/>
  </office:meta>
</office:document-meta>
</file>